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ēzeknes Augstkola </text:p>
      <text:p text:style-name="P2">Inženieru fakultāte </text:p>
      <text:p text:style-name="P2">Datorzinātņu un matemātikas katedra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alērijs Medinovs </text:p>
      <text:p text:style-name="P2">Parametrizējama robot-meklētāja izstrāde</text:p>
      <text:p text:style-name="P2">Maģistra darbs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>Darba vadītājs Artis Teilāns</text:p>
      <text:p text:style-name="Standard"/>
      <text:p text:style-name="Standard"/>
      <text:p text:style-name="P2">Rēzekne 2011</text:p>
      <text:p text:style-name="P3">Anotācija</text:p>
      <text:p text:style-name="Standard"/>
      <text:p text:style-name="P3">Anotation</text:p>
      <text:p text:style-name="Standard"/>
      <text:p text:style-name="P3">Аннотация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atur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6">Saturs</text:p>
          </text:index-title>
        </text:index-body>
      </text:table-of-content>
      <text:p text:style-name="Standard"/>
      <text:h text:style-name="P5" text:outline-level="1">Ievads</text:h>
      <text:p text:style-name="Text_20_body">Darba mērķis ir izveidot jauna veida meklētāju, kas ļaus lietotājiem meklēt detalizētu informāciju atkarībā no izvēlētiem parametriem. Darba mērķa sasniegšanai tika izvirzīti šādi uzdevumi: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v" fo:country="LV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lv" fo:country="LV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indent="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965in" fo:margin-bottom="0.1181in" fo:text-align="center" style:justify-single-word="false" fo:text-indent="0in" style:auto-text-indent="false" style:page-number="auto"/>
      <style:text-properties fo:font-size="150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654in" style:type="center"/>
          <style:tab-stop style:position="6.531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965in" fo:margin-bottom="0.1181in" fo:text-align="center" style:justify-single-word="false" fo:text-indent="0in" style:auto-text-indent="false" style:page-number="auto"/>
      <style:text-properties fo:font-size="130%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181in" fo:margin-bottom="0.0591in" fo:text-align="center" style:justify-single-word="false" fo:text-indent="0in" style:auto-text-indent="false" style:page-number="auto"/>
      <style:text-properties fo:font-size="120%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fo:border="none" fo:padding="0in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  <style:master-page style:name="First_20_Page" style:display-name="First Page" style:page-layout-name="Mpm3" style:next-style-name="Standard"/>
    <style:master-page style:name="Anotation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mbis </meta:initial-creator>
    <meta:creation-date>2010-11-25T19:54:50</meta:creation-date>
    <meta:generator>LibreOffice/3.3$Linux LibreOffice_project/330m19$Build-401</meta:generator>
    <dc:date>2011-12-07T15:38:59</dc:date>
    <dc:creator>Valērijs Medinovs</dc:creator>
    <meta:editing-duration>PT1H27M26S</meta:editing-duration>
    <meta:editing-cycles>9</meta:editing-cycles>
    <meta:document-statistic meta:table-count="0" meta:image-count="0" meta:object-count="0" meta:page-count="6" meta:paragraph-count="15" meta:word-count="51" meta:character-count="417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Valērijs Medinovs" dc:date-time="2010-11-25T20:17:40"/>
  <VL:version-entry VL:title="Version2" VL:comment="Automatically saved version" VL:creator="Valērijs Medinovs" dc:date-time="2011-12-07T15:38:59"/>
</VL:version-list>
</file>